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allelActivity.i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rallelActivity.ParallelActivity( JoinSupport activity , Executor executor , CallablesFactory &lt; T &gt; callables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llelActivity.sync( long milli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arallelActivity.ParallelActivity( JoinSupport activity , List &lt; CallableActivity &lt; T &gt; &gt; activi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rallelActivity.newParallelMethodActivity( Executor executor , Object 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llelActivity.newParallelMethodActivity( JoinSupport join , Executor executor , Object 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llelActivity.getCountDownLatc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rallelActivity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allelActivity.getFutur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rallelActivity.resetCountDownLatc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rallelActivity.sync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arallelActivity.ParallelActivity( JoinSupport activity , Executor executor , List &lt; Callable &lt; T &gt; &gt; callabl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rallelActivity.doSta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rallelActivity.startWithTimeout( Timer timer , long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